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507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КриптоБот" table:style-name="ta1">
        <table:table-column table:style-name="co1" table:default-cell-style-name="Default"/>
        <table:table-row table:style-name="ro1">
          <table:table-cell/>
        </table:table-row>
      </table:table>
      <table:table table:name="Мой Дом" table:style-name="ta1">
        <table:table-column table:style-name="co1" table:default-cell-style-name="Default"/>
        <table:table-row table:style-name="ro1">
          <table:table-cell office:value-type="string" calcext:value-type="string">
            <text:p>Двери (родос топовые, 150-200тыс)</text:p>
          </table:table-cell>
        </table:table-row>
        <table:table-row table:style-name="ro1">
          <table:table-cell office:value-type="string" calcext:value-type="string">
            <text:p>Холодильник (в закладках, 25тыс)</text:p>
          </table:table-cell>
        </table:table-row>
        <table:table-row table:style-name="ro1">
          <table:table-cell office:value-type="string" calcext:value-type="string">
            <text:p>Сковородка</text:p>
          </table:table-cell>
        </table:table-row>
        <table:table-row table:style-name="ro1">
          <table:table-cell office:value-type="string" calcext:value-type="string">
            <text:p>Мебель (надо зарезервировать 100-200тыс)</text:p>
          </table:table-cell>
        </table:table-row>
        <table:table-row table:style-name="ro1">
          <table:table-cell office:value-type="string" calcext:value-type="string">
            <text:p>Стены поресёрчить (через ТЗ)</text:p>
          </table:table-cell>
        </table:table-row>
        <table:table-row table:style-name="ro1">
          <table:table-cell office:value-type="string" calcext:value-type="string">
            <text:p>В доме рубильник между светом от сети и светом от ИБП (надо лезть в проводку квартиры) + Екофлоу на 3000 Вт который стоит шото в районе 5к баксов.</text:p>
          </table:table-cell>
        </table:table-row>
        <table:table-row table:style-name="ro1">
          <table:table-cell office:value-type="string" calcext:value-type="string">
            <text:p>Делать в доме внутренний щиток который будет иметь ИБП. Переключатель на два контура. Режим "на разрыв через екофлоу с байпасс/аккум моуд" (всю сеть через екофлоу) и режим "напрямую без экофлоу" чтоб рубильник так щёлкать. И наверно рубильник чтоб екофлоу выключать.</text:p>
          </table:table-cell>
        </table:table-row>
      </table:table>
      <table:table table:name="Броня" table:style-name="ta1">
        <table:table-column table:style-name="co1" table:default-cell-style-name="Default"/>
        <table:table-row table:style-name="ro1">
          <table:table-cell office:value-type="string" calcext:value-type="string">
            <text:p>Пока её вообще нету.</text:p>
          </table:table-cell>
        </table:table-row>
      </table:table>
      <table:table table:name="Личный Внедорожный Транспорт" table:style-name="ta1">
        <table:table-column table:style-name="co1" table:default-cell-style-name="Default"/>
        <table:table-row table:style-name="ro1">
          <table:table-cell office:value-type="string" calcext:value-type="string">
            <text:p>One Wheel надо поресёрчить</text:p>
          </table:table-cell>
        </table:table-row>
        <table:table-row table:style-name="ro1">
          <table:table-cell office:value-type="string" calcext:value-type="string">
            <text:p>Бронированный Внедорожник</text:p>
          </table:table-cell>
        </table:table-row>
      </table:table>
      <table:table table:name="Группа" table:style-name="ta1">
        <table:table-column table:style-name="co1" table:default-cell-style-name="Default"/>
        <table:table-row table:style-name="ro1">
          <table:table-cell office:value-type="string" calcext:value-type="string">
            <text:p>Хранить деньги (которые будут лежать больше чем пол года) в противопожарных вакуумных брикетах.</text:p>
          </table:table-cell>
        </table:table-row>
        <table:table-row table:style-name="ro1">
          <table:table-cell office:value-type="string" calcext:value-type="string">
            <text:p>Мультигосударственность.</text:p>
          </table:table-cell>
        </table:table-row>
        <table:table-row table:style-name="ro1">
          <table:table-cell office:value-type="string" calcext:value-type="string">
            <text:p>мультистранность, мультигородность, мультиуличность кешфлоу (разбросаны точки профита - киоски, МАФы и т.п.)</text:p>
          </table:table-cell>
        </table:table-row>
        <table:table-row table:style-name="ro1">
          <table:table-cell office:value-type="string" calcext:value-type="string">
            <text:p>типа "поиск инкоминг кешфлоу"</text:p>
          </table:table-cell>
        </table:table-row>
        <table:table-row table:style-name="ro1">
          <table:table-cell office:value-type="string" calcext:value-type="string">
            <text:p>надо инструменты для карт (какой-то комп который работает от батареи но достаточно мощный и при чём не виндовс я думаю может мак)</text:p>
          </table:table-cell>
        </table:table-row>
      </table:table>
      <table:table table:name="Трах Баб" table:style-name="ta1">
        <table:table-column table:style-name="co1" table:default-cell-style-name="Default"/>
        <table:table-row table:style-name="ro1">
          <table:table-cell/>
        </table:table-row>
      </table:table>
      <table:table table:name="Видосики" table:style-name="ta1">
        <table:table-column table:style-name="co1" table:default-cell-style-name="Default"/>
        <table:table-row table:style-name="ro1">
          <table:table-cell office:value-type="string" calcext:value-type="string">
            <text:p>времени нету делать</text:p>
          </table:table-cell>
        </table:table-row>
        <table:table-row table:style-name="ro1">
          <table:table-cell office:value-type="string" calcext:value-type="string">
            <text:p>уставший, мешки под глазами (опять таки потому что некогда)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Ачивменты за 2022 год:</text:p>
            <text:p/>
            <text:p>Well, it's time to summarize conclusions of 1 year of my work:</text:p>
            <text:p>~ Wrote 5000+ tests.</text:p>
            <text:p>~ Tested 10% of an existing 3000-feature project.</text:p>
            <text:p>~ 4 global release-wide features.</text:p>
            <text:p>~ 60% of code was generated using VimScripts and Github Copilot (on my side).</text:p>
            <text:p>~ Performed 5 in-depth researches on speed optimization (using profilers, ruby benchmarking, parallel tests, etc).</text:p>
            <text:p>- Got really good with Parallel Development (where I plan all what needs to be done, start the processes, and combine them as we finish).</text:p>
            <text:p>- Built 2 really powerful desktop computers for development and parallel tests. </text:p>
            <text:p>- Performed hundreds of upgrade researches, and a dozen of strategic planning sessions.</text:p>
            <text:p>- Almost finished 2 side-projects.</text:p>
            <text:p/>
            <text:p>How was your year?</text:p>
            <text:p/>
            <text:p>Можно ещё дописать про копайлот пятое десятое короче целый 10минутный видос сделать.</text:p>
          </table:table-cell>
        </table:table-row>
        <table:table-row table:style-name="ro3">
          <table:table-cell office:value-type="string" calcext:value-type="string">
            <text:p>Утепление Окон.</text:p>
            <text:p>Снять видос про то как я на кухне утепляю окна плёнкой с тепловизором. Мне это кажется попыткой показать всем свои навыки. шоу-офф. никому это не интересно и я нихера не мастер но такая идея есть. </text:p>
          </table:table-cell>
        </table:table-row>
      </table:table>
      <table:table table:name="Я" table:style-name="ta1">
        <table:table-column table:style-name="co1" table:default-cell-style-name="Default"/>
        <table:table-row table:style-name="ro1">
          <table:table-cell office:value-type="string" calcext:value-type="string">
            <text:p>щас не понятно считать мой ДХ частью себя или нет.</text:p>
          </table:table-cell>
        </table:table-row>
        <table:table-row table:style-name="ro1">
          <table:table-cell office:value-type="string" calcext:value-type="string">
            <text:p>мнения тех колдунов которые двигают фигурки на моей картте мне в плюс я слышу только когда делаю карту бонусов и рисков каждого действия. Они работают как-то по принципу биржи (берут от тех кто готов отдать и дают это тем кто готов взять, утрясая цену). Но я пока не понимаю до конца как эту систему использовать. Типа будто матрица так работает а я пиксель в чьей-то бирже.</text:p>
          </table:table-cell>
        </table:table-row>
      </table:table>
      <table:table table:name="Программирование" table:style-name="ta1">
        <table:table-column table:style-name="co1" table:default-cell-style-name="Default"/>
        <table:table-row table:style-name="ro1">
          <table:table-cell/>
        </table:table-row>
      </table:table>
      <table:table table:name="Оружие" table:style-name="ta1">
        <table:table-column table:style-name="co1" table:default-cell-style-name="Default"/>
        <table:table-row table:style-name="ro1">
          <table:table-cell/>
        </table:table-row>
      </table:table>
      <table:table table:name="ПВО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20:26:10.164795292</meta:creation-date>
    <meta:generator>LibreOffice/7.3.7.2$Linux_X86_64 LibreOffice_project/30$Build-2</meta:generator>
    <dc:date>2022-12-22T21:29:04.583957487</dc:date>
    <meta:editing-duration>PT1H2M49S</meta:editing-duration>
    <meta:editing-cycles>12</meta:editing-cycles>
    <meta:document-statistic meta:table-count="21" meta:cell-count="21" meta:object-count="0"/>
  </office:meta>
</office:document-meta>
</file>